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9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0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1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2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3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4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6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7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8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9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0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3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4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5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6" style:family="paragraph" style:parent-style-name="Preformatted_20_Text">
      <style:text-properties style:font-name="Courier New" fo:font-size="10pt" style:font-size-asian="10pt" style:font-size-complex="10pt"/>
    </style:style>
    <style:style style:name="P67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68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69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1" style:family="paragraph" style:parent-style-name="Table_20_Contents">
      <style:text-properties style:font-name="Courier New" fo:font-size="10pt" style:font-size-asian="10pt" style:font-size-complex="10pt"/>
    </style:style>
    <style:style style:name="P7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73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688311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85b43b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14pt" fo:language="zxx" fo:country="none" officeooo:rsid="00879f2c" style:font-size-asian="14pt" style:language-asian="zxx" style:country-asian="none" style:font-size-complex="14pt" style:language-complex="zxx" style:country-complex="none"/>
    </style:style>
    <style:style style:name="T1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9" style:family="text">
      <style:text-properties officeooo:rsid="001a49c9"/>
    </style:style>
    <style:style style:name="T20" style:family="text">
      <style:text-properties officeooo:rsid="001b737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44ead"/>
    </style:style>
    <style:style style:name="T23" style:family="text">
      <style:text-properties officeooo:rsid="0037af12"/>
    </style:style>
    <style:style style:name="T24" style:family="text">
      <style:text-properties officeooo:rsid="0039eda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70d36a"/>
    </style:style>
    <style:style style:name="T27" style:family="text">
      <style:text-properties officeooo:rsid="00741202"/>
    </style:style>
    <style:style style:name="T28" style:family="text">
      <style:text-properties officeooo:rsid="00743fc3"/>
    </style:style>
    <style:style style:name="T29" style:family="text">
      <style:text-properties officeooo:rsid="007cc2fb"/>
    </style:style>
    <style:style style:name="T30" style:family="text">
      <style:text-properties officeooo:rsid="007cc5a9"/>
    </style:style>
    <style:style style:name="T31" style:family="text">
      <style:text-properties officeooo:rsid="007eaf13"/>
    </style:style>
    <style:style style:name="T32" style:family="text">
      <style:text-properties officeooo:rsid="007ff895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officeooo:rsid="00805afe"/>
    </style:style>
    <style:style style:name="T35" style:family="text">
      <style:text-properties officeooo:rsid="00811f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7">5</text:span></text:span><text:span text:style-name="Default_20_Paragraph_20_Font"><text:span text:style-name="T15">.</text:span></text:span><text:span text:style-name="Default_20_Paragraph_20_Font"><text:span text:style-name="T17">0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8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Web Storage api and JSON</text:p>
          </table:table-cell>
          <table:table-cell table:style-name="Table1.A1" office:value-type="string">
            <text:h text:style-name="P74" text:outline-level="3">element.dataset &amp; data-* attributes</text:h>
          </table:table-cell>
          <table:table-cell table:style-name="Table1.C1" office:value-type="string">
            <text:h text:style-name="P73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10"/>
            <text:p text:style-name="P10">IE8+</text:p>
            <text:p text:style-name="P10"/>
            <text:p text:style-name="P33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33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3"/>
            <text:p text:style-name="P33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3"/>
            <text:p text:style-name="P33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33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33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33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33">remove:</text:p>
            <text:p text:style-name="P10">element.removeAttribute("data-name");</text:p>
            <text:p text:style-name="P10"/>
            <text:p text:style-name="P33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33">Int8Array();</text:p>
            <text:p text:style-name="P10">-128 to 127, 1 byte, int8_t, Shortint</text:p>
            <text:p text:style-name="P33">Uint8Array();</text:p>
            <text:p text:style-name="P10">0 to 255, 1 byte, uint8_t, <text:span text:style-name="T19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9">Byte</text:span></text:p>
            <text:p text:style-name="P33">Int16Array();</text:p>
            <text:p text:style-name="P10">-32768 to 32767, 2 byte, int16_t, Smallint</text:p>
            <text:p text:style-name="P33">Uint16Array();</text:p>
            <text:p text:style-name="P10">0 to 65535, 2 byte, uint16_t, <text:span text:style-name="T19">Word</text:span></text:p>
            <text:p text:style-name="P33">Int32Array();</text:p>
            <text:p text:style-name="P10">-2147483648 to 2147483647, 4 byte, int32_t</text:p>
            <text:p text:style-name="P33">Uint32Array();</text:p>
            <text:p text:style-name="P10">0 to 4294967295, 4 byte, uint32_t, Longword</text:p>
            <text:p text:style-name="P33">BigInt64Array(); - not in IE10-11</text:p>
            <text:p text:style-name="P10">-2**63 to 2**63-1, 8 byte, int64_t, Int64</text:p>
            <text:p text:style-name="P33">BigUint64Array(); - not in IE10-11</text:p>
            <text:p text:style-name="P10">0 to 2**64-1, 8 byte, uint64_t, QWord</text:p>
            <text:p text:style-name="P33">Float32Array();</text:p>
            <text:p text:style-name="P10">1.2x10-38 to 3.4x1038, 4 byte, float, <text:span text:style-name="T19">Real</text:span></text:p>
            <text:p text:style-name="P33">Float64Array();</text:p>
            <text:p text:style-name="P10">5.0x10-324 to 1.8x10308, 8 byte, <text:span text:style-name="T19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element.classList</text:p>
          </table:table-cell>
          <table:table-cell table:style-name="Table2.B1" office:value-type="string">
            <text:p text:style-name="P31">JSON</text:p>
          </table:table-cell>
        </table:table-row>
        <table:table-row>
          <table:table-cell table:style-name="Table2.A2" office:value-type="string">
            <text:p text:style-name="P10"/>
            <text:p text:style-name="P3"><text:span text:style-name="Source_20_Text"><text:span text:style-name="T4">IE10+IE11 don't have support for classList on SVG or MathML elements.</text:span></text:span></text:p>
            <text:p text:style-name="P10"/>
            <text:p text:style-name="P33">element.classList.add(String[,String]);</text:p>
            <text:p text:style-name="P10">IE10+11: yes (except the multiple arguments)</text:p>
            <text:p text:style-name="P48"/>
            <text:p text:style-name="P33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33">element.classList.contains(String);</text:p>
            <text:p text:style-name="P10">IE10+11: yes</text:p>
            <text:p text:style-name="P48"/>
            <text:p text:style-name="P33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33">element.classList.item(Number);</text:p>
            <text:p text:style-name="P10">IE10+11: yes</text:p>
            <text:p text:style-name="P10"/>
            <text:p text:style-name="P33">element.classList.length;</text:p>
            <text:p text:style-name="P10">IE10+11: yes</text:p>
            <text:p text:style-name="P48"/>
            <text:p text:style-name="P33">element.classList.replace(oldClass, newClass);</text:p>
            <text:p text:style-name="P11">IE10+11: No and the method isn't compatible with the Safari and mobile browsers too.</text:p>
            <text:p text:style-name="P48"/>
            <text:p text:style-name="P33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33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48">// -&gt; "{\"a\":1,\"b\":\"2\",\"c\":true}"</text:p>
            <text:p text:style-name="P48"/>
            <text:p text:style-name="P10">JSON.stringify( [1, 2, 3, 4, 5] );</text:p>
            <text:p text:style-name="P48">// -&gt; "[1,2,3,4,5]"</text:p>
            <text:p text:style-name="P48"/>
            <text:p text:style-name="P33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48">// -&gt; Object { a: 1, b: "2", c: true }</text:p>
            <text:p text:style-name="P48"/>
            <text:p text:style-name="P10">JSON.parse(JSON.stringify( [1, 2, 3, 4, 5] ));</text:p>
            <text:p text:style-name="P48">// -&gt; Array(5) [ 1, 2, 3, 4, 5 ]</text:p>
            <text:p text:style-name="P48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DOMParser</text:p>
          </table:table-cell>
          <table:table-cell table:style-name="Table3.A1" office:value-type="string">
            <text:p text:style-name="P32">BigInt <text:span text:style-name="T20">(Int64)</text:span></text:p>
          </table:table-cell>
        </table:table-row>
        <table:table-row>
          <table:table-cell table:style-name="Table3.A2" office:value-type="string">
            <text:p text:style-name="P10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2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>
          <table:table-cell table:style-name="Table3.A3" office:value-type="string">
            <text:p text:style-name="P36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55">// -&gt; Array(4) [ div, div, div, p ]</text:p>
            <text:p text:style-name="P55">// Tested in IE11, Edge, Firefox and Chrome.</text:p>
            <text:p text:style-name="P15"/>
          </table:table-cell>
          <table:covered-table-cell table:style-name="Table3.B2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4">Fetch</text:p>
          </table:table-cell>
          <table:table-cell table:style-name="Táblázat1.B1" office:value-type="string">
            <text:p text:style-name="P35">Fetch <text:span text:style-name="T24">POST</text:span></text:p>
          </table:table-cell>
        </table:table-row>
        <table:table-row>
          <table:table-cell table:style-name="Táblázat1.A2" office:value-type="string">
            <text:p text:style-name="P12"/>
            <text:p text:style-name="P13">Firefox 39, Chrome 42, Edge14, Opera29 , Safari 10.1, Samsung <text:span text:style-name="T23">I. </text:span>4.0</text:p>
            <text:p text:style-name="P14"/>
            <text:p text:style-name="P49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49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49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49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50"/>
            <text:p text:style-name="P50">// Example POST method implementation:</text:p>
            <text:p text:style-name="P51">// Default options are marked with *</text:p>
            <text:p text:style-name="P61">async function postData(url = "<text:span text:style-name="T22">url</text:span>", data = {}) {</text:p>
            <text:p text:style-name="P61"><text:s text:c="2"/>const response = await fetch(url, {</text:p>
            <text:p text:style-name="P62"><text:s text:c="4"/>method: "POST", </text:p>
            <text:p text:style-name="P52"><text:s text:c="4"/>// *GET, POST, PUT, DELETE, etc.</text:p>
            <text:p text:style-name="P62"><text:s text:c="4"/>mode: "cors",</text:p>
            <text:p text:style-name="P52"><text:s text:c="4"/>// no-cors, *cors, same-origin</text:p>
            <text:p text:style-name="P62"><text:s text:c="4"/>cache: "no-cache", </text:p>
            <text:p text:style-name="P52"><text:s text:c="4"/>// *default, no-cache, reload, force-cache, only-if-cached</text:p>
            <text:p text:style-name="P62"><text:s text:c="4"/>credentials: "same-origin", </text:p>
            <text:p text:style-name="P52"><text:s text:c="4"/>// include, *same-origin, omit</text:p>
            <text:p text:style-name="P63"><text:s text:c="4"/>headers: {"Content-Type": "application/json"},</text:p>
            <text:p text:style-name="P61"><text:s text:c="4"/><text:span text:style-name="T21">// "Content-Type": "application/x-www-form-urlencoded"</text:span></text:p>
            <text:p text:style-name="P62"><text:s text:c="4"/>redirect: "follow", </text:p>
            <text:p text:style-name="P52"><text:s text:c="4"/>// manual, *follow, error</text:p>
            <text:p text:style-name="P64"><text:s text:c="4"/>referrerPolicy: "no-referrer",</text:p>
            <text:p text:style-name="P53"><text:s text:c="4"/>// no-referrer, *no-referrer-when-downgrade, origin, origin-when-cross-origin, same-origin, strict-origin, strict-origin-when-cross-origin, unsafe-url</text:p>
            <text:p text:style-name="P64"><text:s text:c="4"/>body: JSON.stringify(data) </text:p>
            <text:p text:style-name="P53"><text:s text:c="4"/>// body data type must match "Content-Type" header</text:p>
            <text:p text:style-name="P61"><text:s text:c="2"/>});</text:p>
            <text:p text:style-name="P65"><text:s text:c="2"/>return response.json();</text:p>
            <text:p text:style-name="P54"><text:s text:c="2"/>// parses JSON response into native JavaScript objects</text:p>
            <text:p text:style-name="P61">}</text:p>
            <text:p text:style-name="P61"/>
            <text:p text:style-name="P61">postData("https://example.com/answer", { answer: 42 })</text:p>
            <text:p text:style-name="P61"><text:s text:c="2"/>.then(data =&gt; { console.log(data); });</text:p>
            <text:p text:style-name="P61"><text:s text:c="2"/><text:span text:style-name="T21">// JSON data parsed by `data.json()` call</text:span></text:p>
            <text:p text:style-name="P50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8">Nullish coalescing operator</text:p>
            <text:p text:style-name="P43">x ?? y</text:p>
          </table:table-cell>
          <table:table-cell table:style-name="Table4.A1" office:value-type="string">
            <text:p text:style-name="P38">Logical nullish assignment</text:p>
            <text:p text:style-name="P41">x ??= y</text:p>
          </table:table-cell>
          <table:table-cell table:style-name="Table4.A1" office:value-type="string">
            <text:p text:style-name="P38">Logical AND assign<text:span text:style-name="T27">m</text:span><text:span text:style-name="T28">ent</text:span></text:p>
            <text:p text:style-name="P41">x &amp;&amp;= y</text:p>
          </table:table-cell>
          <table:table-cell table:style-name="Table4.D1" office:value-type="string">
            <text:p text:style-name="P38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20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19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16"/>
            <text:p text:style-name="P16">The nullish coalescing operator (??) is a logical operator that <text:span text:style-name="T25">returns its right-hand side operand when its left-hand side operand is null or undefined</text:span>, <text:span text:style-name="T25">and otherwise returns its left-hand side operand.</text:span></text:p>
            <text:p text:style-name="P44"/>
          </table:table-cell>
          <table:table-cell table:style-name="Table4.B3" office:value-type="string">
            <text:p text:style-name="P16"/>
            <text:p text:style-name="P16">The logical nullish assignment <text:s/>operator <text:span text:style-name="T25">only assigns if x is nullish</text:span> <text:span text:style-name="T25">(null or undefined)</text:span>.</text:p>
            <text:p text:style-name="P16"/>
          </table:table-cell>
          <table:table-cell table:style-name="Table4.C3" office:value-type="string">
            <text:p text:style-name="P16"/>
            <text:p text:style-name="P16">The logical AND assignment <text:s/>operator <text:span text:style-name="T25">only assigns if x is truthy</text:span>.</text:p>
            <text:p text:style-name="P60"/>
          </table:table-cell>
          <table:table-cell table:style-name="Table4.D3" office:value-type="string">
            <text:p text:style-name="P16"/>
            <text:p text:style-name="P22">The logical OR assignment <text:s/>operator <text:span text:style-name="T25">only assigns if x is falsy</text:span>.</text:p>
            <text:p text:style-name="P22"><text:s/></text:p>
            <text:p text:style-name="P21">(false, 0, -0, 0n, "", '', ``, null, undefined, NaN)</text:p>
            <text:p text:style-name="P56"/>
          </table:table-cell>
        </table:table-row>
        <table:table-row>
          <table:table-cell table:style-name="Table4.A4" office:value-type="string">
            <text:p text:style-name="P25"/>
            <text:p text:style-name="P25">const nullValue = null;</text:p>
            <text:p text:style-name="P25">const emptyText = ""; <text:span text:style-name="T21">// falsy</text:span></text:p>
            <text:p text:style-name="P25">const someNumber = 42;</text:p>
            <text:p text:style-name="P25"/>
            <text:p text:style-name="P25">const valA = nullValue ?? "defaultA"; </text:p>
            <text:p text:style-name="P58">// "defaultA"</text:p>
            <text:p text:style-name="P25"/>
            <text:p text:style-name="P25">const valB = emptyText ?? "default B";</text:p>
            <text:p text:style-name="P58">// "" (empty string is not null or undefined)</text:p>
            <text:p text:style-name="P25"/>
            <text:p text:style-name="P25">const valC = someNumber ?? 0;</text:p>
            <text:p text:style-name="P58">// 42</text:p>
            <text:p text:style-name="P58"/>
          </table:table-cell>
          <table:table-cell table:style-name="Table4.B3" office:value-type="string">
            <text:p text:style-name="P21"/>
            <text:p text:style-name="P21">function config (options) {</text:p>
            <text:p text:style-name="P21"><text:s text:c="2"/>options.duration ??= 100;</text:p>
            <text:p text:style-name="P21"><text:s text:c="2"/>options.speed ??= 25;</text:p>
            <text:p text:style-name="P21"><text:s text:c="2"/>return options;</text:p>
            <text:p text:style-name="P21">}</text:p>
            <text:p text:style-name="P21"/>
            <text:p text:style-name="P21">config({duration: 125}); </text:p>
            <text:p text:style-name="P57">// {duration: 125, speed: 25}</text:p>
            <text:p text:style-name="P21"/>
            <text:p text:style-name="P21">config({}); </text:p>
            <text:p text:style-name="P57">// {duration: 100, speed: 25}</text:p>
            <text:p text:style-name="P21"/>
          </table:table-cell>
          <table:table-cell table:style-name="Table4.C4" office:value-type="string">
            <text:p text:style-name="P21"/>
            <text:p text:style-name="P21">let x = 0;</text:p>
            <text:p text:style-name="P21">let y = 1;</text:p>
            <text:p text:style-name="P21"/>
            <text:p text:style-name="P21">x &amp;&amp;= 0; <text:span text:style-name="T21">// 0</text:span></text:p>
            <text:p text:style-name="P21">x &amp;&amp;= 1; <text:span text:style-name="T21">// 0</text:span></text:p>
            <text:p text:style-name="P21">y &amp;&amp;= 1; <text:span text:style-name="T21">// 1</text:span></text:p>
            <text:p text:style-name="P21">y &amp;&amp;= 0; <text:span text:style-name="T21">// 0</text:span></text:p>
            <text:p text:style-name="P57"/>
          </table:table-cell>
          <table:table-cell table:style-name="Table4.D4" office:value-type="string">
            <text:p text:style-name="P16"/>
            <text:p text:style-name="P25">const a = { </text:p>
            <text:p text:style-name="P25"><text:s text:c="2"/>duration: 50, </text:p>
            <text:p text:style-name="P25"><text:s text:c="2"/>title: ""</text:p>
            <text:p text:style-name="P25">};</text:p>
            <text:p text:style-name="P21"/>
            <text:p text:style-name="P23">a.duration ||= 10;</text:p>
            <text:p text:style-name="P59">// 5</text:p>
            <text:p text:style-name="P21"/>
            <text:p text:style-name="P21">a.title ||= "title is empty.";</text:p>
            <text:p text:style-name="P57">// "title is empty"</text:p>
          </table:table-cell>
        </table:table-row>
        <table:table-row>
          <table:table-cell table:style-name="Table4.A4" office:value-type="string">
            <text:p text:style-name="P25"/>
            <text:p text:style-name="P25">let count = 0;</text:p>
            <text:p text:style-name="P25">let text = "";</text:p>
            <text:p text:style-name="P25">let qty = count || 42; <text:span text:style-name="T21">// 42</text:span></text:p>
            <text:p text:style-name="P58">let message = text || "hi!"; // "hi!"</text:p>
            <text:p text:style-name="P58"/>
          </table:table-cell>
          <table:table-cell table:style-name="Table4.B3" office:value-type="string">
            <text:p text:style-name="P21"/>
            <text:p text:style-name="P25">const a = { duration: 50 };</text:p>
            <text:p text:style-name="P25">a.duration ??= 10; <text:span text:style-name="T21">// 50</text:span></text:p>
            <text:p text:style-name="P25">a.speed ??= 25; <text:s text:c="3"/><text:span text:style-name="T21">// 25</text:span></text:p>
            <text:p text:style-name="P58"/>
          </table:table-cell>
          <table:table-cell table:style-name="Table4.C4" office:value-type="string">
            <text:p text:style-name="P21"/>
            <text:p text:style-name="P25">let a = 1;</text:p>
            <text:p text:style-name="P25">let b = 0;</text:p>
            <text:p text:style-name="P25">a &amp;&amp;= 2; <text:span text:style-name="T21">// 2</text:span></text:p>
            <text:p text:style-name="P25">b &amp;&amp;= 2; <text:span text:style-name="T21">// 0</text:span></text:p>
            <text:p text:style-name="P58"/>
          </table:table-cell>
          <table:table-cell table:style-name="Table4.D4" office:value-type="string">
            <text:p text:style-name="P16"/>
          </table:table-cell>
        </table:table-row>
        <table:table-row table:style-name="Table4.1">
          <table:table-cell table:style-name="Table4.A6" table:number-columns-spanned="2" office:value-type="string">
            <text:p text:style-name="P37"/>
          </table:table-cell>
          <table:covered-table-cell/>
          <table:table-cell table:style-name="Table4.C6" office:value-type="string">
            <text:p text:style-name="P38">equivalent</text:p>
          </table:table-cell>
          <table:table-cell table:style-name="Table4.D6" office:value-type="string">
            <text:p text:style-name="P38">not equivalent</text:p>
          </table:table-cell>
        </table:table-row>
        <table:table-row table:style-name="Table4.1">
          <table:table-cell table:style-name="Table4.C6" office:value-type="string">
            <text:p text:style-name="P40">Nullish coalescing operator (??)</text:p>
          </table:table-cell>
          <table:table-cell table:style-name="Table4.C6" office:value-type="string">
            <text:p text:style-name="P45">x ?? y </text:p>
          </table:table-cell>
          <table:table-cell table:style-name="Table4.C7" office:value-type="string">
            <text:p text:style-name="P24">(x != null) ? x : y</text:p>
          </table:table-cell>
          <table:table-cell table:style-name="Table4.D7" office:value-type="string">
            <text:p text:style-name="P18"/>
          </table:table-cell>
        </table:table-row>
        <table:table-row table:style-name="Table4.1">
          <table:table-cell table:style-name="Table4.C6" office:value-type="string">
            <text:p text:style-name="P40">Logical nullish assignment (??=)</text:p>
          </table:table-cell>
          <table:table-cell table:style-name="Table4.C6" office:value-type="string">
            <text:p text:style-name="P39">x ??= y</text:p>
          </table:table-cell>
          <table:table-cell table:style-name="Table4.C8" office:value-type="string">
            <text:p text:style-name="P17">x ?? (x = y);</text:p>
          </table:table-cell>
          <table:table-cell table:style-name="Table4.D8" office:value-type="string">
            <text:p text:style-name="P18">x = x ?? y;</text:p>
          </table:table-cell>
        </table:table-row>
        <table:table-row table:style-name="Table4.1">
          <table:table-cell table:style-name="Table4.C6" office:value-type="string">
            <text:p text:style-name="P40">Logical AND assignment (&amp;&amp;=)</text:p>
          </table:table-cell>
          <table:table-cell table:style-name="Table4.C6" office:value-type="string">
            <text:p text:style-name="P39">x &amp;&amp;= y</text:p>
          </table:table-cell>
          <table:table-cell table:style-name="Table4.C9" office:value-type="string">
            <text:p text:style-name="P18">x &amp;&amp; (x = y);</text:p>
          </table:table-cell>
          <table:table-cell table:style-name="Table4.D9" office:value-type="string">
            <text:p text:style-name="P18">x = x &amp;&amp; y;</text:p>
          </table:table-cell>
        </table:table-row>
        <table:table-row table:style-name="Table4.1">
          <table:table-cell table:style-name="Table4.C6" office:value-type="string">
            <text:p text:style-name="P40">Logical OR assignment (||=)</text:p>
          </table:table-cell>
          <table:table-cell table:style-name="Table4.C6" office:value-type="string">
            <text:p text:style-name="P37">x ||= y</text:p>
          </table:table-cell>
          <table:table-cell table:style-name="Table4.C10" office:value-type="string">
            <text:p text:style-name="P18">x || (x = y);</text:p>
          </table:table-cell>
          <table:table-cell table:style-name="Table4.D10" office:value-type="string">
            <text:p text:style-name="P18">x = x || y;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46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26">ES6, no IE11 support - FF <text:span text:style-name="T32">4</text:span><text:span text:style-name="T26">2</text:span>, Chrome <text:span text:style-name="T32">49, </text:span>Edge <text:span text:style-name="T32">12</text:span>, Safari 1<text:span text:style-name="T32">0</text:span>, <text:span text:style-name="T26">Safari on iOS 1</text:span><text:span text:style-name="T32">0</text:span><text:span text:style-name="T26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7">Function</text:p>
          </table:table-cell>
          <table:table-cell table:style-name="Table5.A3" office:value-type="string">
            <text:p text:style-name="P46">Description</text:p>
          </table:table-cell>
          <table:table-cell table:style-name="Table5.C3" office:value-type="string">
            <text:p text:style-name="P42">equivalent</text:p>
          </table:table-cell>
        </table:table-row>
        <table:table-row>
          <table:table-cell table:style-name="Table5.A4" office:value-type="string">
            <text:p text:style-name="P16">Reflect.apply(target, thisArgument, argumentsList);</text:p>
          </table:table-cell>
          <table:table-cell table:style-name="Table5.B4" office:value-type="string">
            <text:p text:style-name="P16">Calls a target function with arguments as specified by the argumentsList parameter.</text:p>
          </table:table-cell>
          <table:table-cell table:style-name="Table5.C4" office:value-type="string">
            <text:p text:style-name="P27">Function.prototype.apply();</text:p>
          </table:table-cell>
        </table:table-row>
        <table:table-row>
          <table:table-cell table:style-name="Table5.A5" office:value-type="string">
            <text:p text:style-name="P30">Reflect.construct(target,argumentsList</text:p>
            <text:p text:style-name="P30">[,newTarget]);</text:p>
          </table:table-cell>
          <table:table-cell table:style-name="Table5.B5" office:value-type="string">
            <text:p text:style-name="P16">The <text:span text:style-name="T29">new operator </text:span>as a function. </text:p>
          </table:table-cell>
          <table:table-cell table:style-name="Table5.C5" office:value-type="string">
            <text:p text:style-name="P71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0">Reflect.defineProperty(target,propertyKey,</text:p>
            <text:p text:style-name="P30">attributes);</text:p>
          </table:table-cell>
          <table:table-cell table:style-name="Table5.B5" office:value-type="string">
            <text:p text:style-name="P71"><text:span text:style-name="T33">Similar to Object.defineProperty(). Returns a boolean that is </text:span><text:span text:style-name="Source_20_Text"><text:span text:style-name="T9">true</text:span></text:span><text:span text:style-name="T33"> if the property was successfully defined.</text:span></text:p>
          </table:table-cell>
          <table:table-cell table:style-name="Table5.C6" office:value-type="string">
            <text:p text:style-name="P70"><text:span text:style-name="Source_20_Text"><text:span text:style-name="T9">Object.defineProperty(target, propertyKey,attributes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deleteProperty(target,propertyKey);</text:p>
          </table:table-cell>
          <table:table-cell table:style-name="Table5.B5" office:value-type="string">
            <text:p text:style-name="P16">The delete operator as a function.</text:p>
          </table:table-cell>
          <table:table-cell table:style-name="Table5.C7" office:value-type="string">
            <text:p text:style-name="P16">delete target[propertyKey];</text:p>
          </table:table-cell>
        </table:table-row>
        <table:table-row>
          <table:table-cell table:style-name="Table5.A5" office:value-type="string">
            <text:p text:style-name="P16">Reflect.get(target,propertyKey[,receiver]);</text:p>
          </table:table-cell>
          <table:table-cell table:style-name="Table5.B5" office:value-type="string">
            <text:p text:style-name="P16">Returns the value of the property <text:span text:style-name="T30">of the object</text:span>.</text:p>
          </table:table-cell>
          <table:table-cell table:style-name="Table5.C8" office:value-type="string">
            <text:p text:style-name="P16">target[propertyKey];</text:p>
          </table:table-cell>
        </table:table-row>
        <table:table-row>
          <table:table-cell table:style-name="Table5.A5" office:value-type="string">
            <text:p text:style-name="P30">Reflect.getOwnPropertyDescriptor(target,</text:p>
            <text:p text:style-name="P30">propertyKey);</text:p>
          </table:table-cell>
          <table:table-cell table:style-name="Table5.B5" office:value-type="string">
            <text:p text:style-name="P16">Returns a property descriptor of the given property if it exists on the object, undefined otherwise.</text:p>
          </table:table-cell>
          <table:table-cell table:style-name="Table5.C9" office:value-type="string">
            <text:p text:style-name="P67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getPrototypeOf(target);</text:p>
          </table:table-cell>
          <table:table-cell table:style-name="Table5.B5" office:value-type="string">
            <text:p text:style-name="P69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66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16">Reflect.has(target,propertyKey);</text:p>
          </table:table-cell>
          <table:table-cell table:style-name="Table5.B5" office:value-type="string">
            <text:p text:style-name="P16">Returns a boolean whether the target has the property.</text:p>
          </table:table-cell>
          <table:table-cell table:style-name="Table5.C11" office:value-type="string">
            <text:p text:style-name="P28"><text:span text:style-name="T35">p</text:span>ropertyKey <text:span text:style-name="T31">in target;</text:span></text:p>
          </table:table-cell>
        </table:table-row>
        <table:table-row>
          <table:table-cell table:style-name="Table5.A5" office:value-type="string">
            <text:p text:style-name="P16">Reflect.isExtensible(target);</text:p>
          </table:table-cell>
          <table:table-cell table:style-name="Table5.B5" office:value-type="string">
            <text:p text:style-name="P16">Returns a boolean that is true if the target is extensible.</text:p>
          </table:table-cell>
          <table:table-cell table:style-name="Table5.C12" office:value-type="string">
            <text:p text:style-name="P66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ownKeys(target);</text:p>
          </table:table-cell>
          <table:table-cell table:style-name="Table5.B5" office:value-type="string">
            <text:p text:style-name="P16">Returns an array of the target object's own (not inherited) property keys.</text:p>
          </table:table-cell>
          <table:table-cell table:style-name="Table5.C13" office:value-type="string">
            <text:p text:style-name="P16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16">Reflect.preventExtensions(target);</text:p>
          </table:table-cell>
          <table:table-cell table:style-name="Table5.B5" office:value-type="string">
            <text:p text:style-name="P16"><text:span text:style-name="T34">P</text:span>revents new properties from ever being added to an object. <text:span text:style-name="T35">S</text:span>imilar to Object.preventExtensions().</text:p>
          </table:table-cell>
          <table:table-cell table:style-name="Table5.C14" office:value-type="string">
            <text:p text:style-name="P68"><text:span text:style-name="Source_20_Text"><text:span text:style-name="T9">Object.preventExtensions(target);</text:span></text:span></text:p>
            <text:p text:style-name="P29"/>
          </table:table-cell>
        </table:table-row>
        <table:table-row>
          <table:table-cell table:style-name="Table5.A5" office:value-type="string">
            <text:p text:style-name="P30">Reflect.set(target,propertyKey,value</text:p>
            <text:p text:style-name="P30">[,receiver]);</text:p>
          </table:table-cell>
          <table:table-cell table:style-name="Table5.B5" office:value-type="string">
            <text:p text:style-name="P16"><text:span text:style-name="T34">A</text:span>ssigns values to properties. Returns a boolean that is true if the update was successful.</text:p>
          </table:table-cell>
          <table:table-cell table:style-name="Table5.C15" office:value-type="string">
            <text:p text:style-name="P29">target[propertyKey] = value;</text:p>
          </table:table-cell>
        </table:table-row>
        <table:table-row>
          <table:table-cell table:style-name="Table5.A16" office:value-type="string">
            <text:p text:style-name="P16">Reflect.setPrototypeOf(target,prototype);</text:p>
          </table:table-cell>
          <table:table-cell table:style-name="Table5.B16" office:value-type="string">
            <text:p text:style-name="P16"><text:span text:style-name="T34">S</text:span>ets the prototype of an object. Returns a boolean that is true if the update was successful.</text:p>
          </table:table-cell>
          <table:table-cell table:style-name="Table5.C16" office:value-type="string">
            <text:p text:style-name="P70"><text:span text:style-name="Source_20_Text"><text:span text:style-name="T9">Object.setPrototypeOf(target,prototype);</text:span></text:span></text:p>
            <text:p text:style-name="P1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6</text:page-number></text:span></text:span><text:span text:style-name="Default_20_Paragraph_20_Font"><text:span text:style-name="MT1"><text:s/>/ </text:span></text:span><text:span text:style-name="Default_20_Paragraph_20_Font"><text:span text:style-name="MT1"><text:page-count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2-10-30T11:53:17.605000000</dc:date>
    <meta:print-date>2019-10-25T15:04:00Z</meta:print-date>
    <meta:editing-cycles>296</meta:editing-cycles>
    <meta:editing-duration>PT14H5M11S</meta:editing-duration>
    <meta:document-statistic meta:table-count="6" meta:image-count="0" meta:object-count="0" meta:page-count="6" meta:paragraph-count="371" meta:word-count="1550" meta:character-count="12034" meta:non-whitespace-character-count="10631"/>
    <meta:template xlink:type="simple" xlink:actuate="onRequest" xlink:title="" xlink:href="Normal.dotm"/>
  </office:meta>
</office:document-meta>
</file>